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EXCEL UYGULAMA SINAVI</text:p>
          </table:table-cell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7" table:number-columns-spanned="1" table:number-rows-spanned="21"/>
          <table:table-cell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covered-table-cell table:number-columns-repeated="6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 table:number-columns-spanned="13" table:number-rows-spanned="1">
            <text:p>NOT SİSTEMİ</text:p>
          </table:table-cell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3" office:value-type="string" calcext:value-type="string">
            <text:p>ADI SOYADI</text:p>
          </table:table-cell>
          <table:table-cell table:style-name="ce3" office:value-type="string" calcext:value-type="string">
            <text:p>1.YAZILI</text:p>
          </table:table-cell>
          <table:table-cell table:style-name="ce3" office:value-type="string" calcext:value-type="string">
            <text:p>2.YAZILI</text:p>
          </table:table-cell>
          <table:table-cell table:style-name="ce3" office:value-type="string" calcext:value-type="string">
            <text:p>3.YAZILI</text:p>
          </table:table-cell>
          <table:table-cell/>
          <table:table-cell table:style-name="ce3" office:value-type="string" calcext:value-type="string">
            <text:p>PERF.-1</text:p>
          </table:table-cell>
          <table:table-cell table:style-name="ce3" office:value-type="string" calcext:value-type="string">
            <text:p>PERF.-2</text:p>
          </table:table-cell>
          <table:table-cell/>
          <table:table-cell table:style-name="ce3" office:value-type="string" calcext:value-type="string">
            <text:p>ORTALAMA</text:p>
          </table:table-cell>
          <table:table-cell table:style-name="ce3" office:value-type="string" calcext:value-type="string">
            <text:p>DERECE</text:p>
          </table:table-cell>
          <table:table-cell table:style-name="ce3" office:value-type="string" calcext:value-type="string">
            <text:p>DURUM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6:.F6])" office:value-type="float" office:value="96.6666666666667" calcext:value-type="float">
            <text:p>96.6666666666667</text:p>
          </table:table-cell>
          <table:table-cell table:formula="of:=IF([.D6:.F6]&gt;=75;MIN([.D6:.F6])=[.O450];)" office:value-type="string" office:string-value="" calcext:value-type="error">
            <text:p>Err:511</text:p>
          </table:table-cell>
          <table:table-cell/>
          <table:covered-table-cell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7:.F7])" office:value-type="float" office:value="80" calcext:value-type="float">
            <text:p>80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8:.F8])" office:value-type="float" office:value="85" calcext:value-type="float">
            <text:p>85</text:p>
          </table:table-cell>
          <table:table-cell table:number-columns-repeated="2"/>
          <table:covered-table-cell/>
          <table:table-cell office:value-type="string" calcext:value-type="string">
            <text:p>RANA BEY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:.F9])" office:value-type="float" office:value="71.6666666666667" calcext:value-type="float">
            <text:p>71.6666666666667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10:.F10])" office:value-type="float" office:value="93.3333333333333" calcext:value-type="float">
            <text:p>93.3333333333333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1:.F11])" office:value-type="float" office:value="73.3333333333333" calcext:value-type="float">
            <text:p>73.3333333333333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2:.F12])" office:value-type="float" office:value="61.6666666666667" calcext:value-type="float">
            <text:p>61.6666666666667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3:.F13])" office:value-type="float" office:value="70" calcext:value-type="float">
            <text:p>70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4:.F14])" office:value-type="float" office:value="70" calcext:value-type="float">
            <text:p>70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5:.F15])" office:value-type="float" office:value="85.3333333333333" calcext:value-type="float">
            <text:p>85.3333333333333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table-cell table:style-name="ce4" office:value-type="string" calcext:value-type="string" table:number-columns-spanned="5" table:number-rows-spanned="1">
            <text:p><text:s text:c="90"/>En yüksek not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3"/>
          <table:covered-table-cell/>
          <table:table-cell/>
        </table:table-row>
        <table:table-row table:style-name="ro1">
          <table:table-cell table:number-columns-repeated="5"/>
          <table:table-cell table:style-name="ce4" office:value-type="string" calcext:value-type="string" table:number-columns-spanned="5" table:number-rows-spanned="1">
            <text:p><text:s text:c="91"/>En düşük not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3"/>
          <table:covered-table-cell/>
          <table:table-cell/>
        </table:table-row>
        <table:table-row table:style-name="ro1">
          <table:table-cell table:number-columns-repeated="5"/>
          <table:table-cell table:style-name="ce4" office:value-type="string" calcext:value-type="string" table:number-columns-spanned="5" table:number-rows-spanned="1">
            <text:p><text:s text:c="81"/>Sınıf not ortalaması</text:p>
          </table:table-cell>
          <table:covered-table-cell table:style-name="Default"/>
          <table:covered-table-cell table:number-columns-repeated="2"/>
          <table:covered-table-cell table:style-name="Default"/>
          <table:table-cell table:formula="of:=AVERAGE([.K6:.K15])" office:value-type="float" office:value="78.7" calcext:value-type="float">
            <text:p>78.7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  <table:covered-table-cell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  <table:covered-table-cell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08:17:05.330028917</meta:creation-date>
    <dc:date>2019-03-04T08:57:11.201598706</dc:date>
    <meta:editing-duration>PT14M55S</meta:editing-duration>
    <meta:editing-cycles>1</meta:editing-cycles>
    <meta:document-statistic meta:table-count="1" meta:cell-count="109" meta:object-count="0"/>
    <meta:generator>LibreOffice/5.2.7.2$Linux_ARM_EABI LibreOffice_project/528e71104c3fcc3637004cef595401b05295414c</meta:generator>
  </office:meta>
</office:document-meta>
</file>